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_20_Drawing_20_Style" style:list-style-name="L1">
      <style:paragraph-properties style:line-height-at-least="0.353cm" fo:text-align="start" style:justify-single-word="false">
        <style:tab-stops>
          <style:tab-stop style:position="0cm"/>
        </style:tab-stops>
      </style:paragraph-properties>
      <style:text-properties fo:color="#000000" loext:opacity="100%" style:font-name="Times New Roman" fo:font-size="14pt" fo:letter-spacing="normal" fo:language="ru" fo:country="RU" officeooo:paragraph-rsid="000e7b63" style:font-size-asian="14pt" style:font-size-complex="14pt"/>
    </style:style>
    <style:style style:name="P2" style:family="paragraph" style:parent-style-name="Default_20_Drawing_20_Style">
      <style:paragraph-properties fo:margin-left="0cm" fo:margin-right="0.233cm" style:line-height-at-least="0.353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14pt" fo:letter-spacing="normal" fo:language="ru" fo:country="RU" officeooo:paragraph-rsid="000e7b63" style:font-size-asian="14pt" style:font-size-complex="14pt"/>
    </style:style>
    <style:style style:name="P3" style:family="paragraph" style:parent-style-name="Default_20_Drawing_20_Style">
      <style:paragraph-properties style:line-height-at-least="0.353cm" fo:text-align="start" style:justify-single-word="false">
        <style:tab-stops>
          <style:tab-stop style:position="0cm"/>
        </style:tab-stops>
      </style:paragraph-properties>
      <style:text-properties fo:color="#000000" loext:opacity="100%" style:font-name="Times New Roman" fo:font-size="14pt" fo:letter-spacing="normal" fo:language="ru" fo:country="RU" officeooo:paragraph-rsid="000e7b63" style:font-size-asian="14pt" style:font-size-complex="14pt"/>
    </style:style>
    <style:style style:name="P4" style:family="paragraph" style:parent-style-name="Default_20_Drawing_20_Style" style:master-page-name="">
      <loext:graphic-properties draw:fill="none"/>
      <style:paragraph-properties fo:margin-left="0cm" fo:margin-right="0cm" fo:margin-top="0cm" fo:margin-bottom="0cm" style:contextual-spacing="false" style:line-height-at-least="0.353cm" fo:text-align="start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  <style:text-properties fo:color="#000000" loext:opacity="100%" style:font-name="Times New Roman" fo:font-size="14pt" fo:letter-spacing="normal" fo:language="ru" fo:country="RU" officeooo:rsid="000e7b63" officeooo:paragraph-rsid="000e7b63" style:font-size-asian="14pt" style:font-size-complex="14pt"/>
    </style:style>
    <style:style style:name="P5" style:family="paragraph" style:parent-style-name="Default_20_Drawing_20_Style">
      <style:paragraph-properties fo:margin-left="0cm" fo:margin-right="0.233cm" style:line-height-at-least="0.353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loext:opacity="100%" style:font-name="Times New Roman" fo:font-size="20pt" fo:letter-spacing="normal" fo:language="ru" fo:country="RU" fo:font-weight="bold" officeooo:paragraph-rsid="000e7b63" style:font-size-asian="20pt" style:font-weight-asian="bold" style:font-size-complex="20pt" style:font-weight-complex="bold"/>
    </style:style>
    <style:style style:name="P6" style:family="paragraph" style:parent-style-name="Default_20_Drawing_20_Style">
      <style:paragraph-properties style:line-height-at-least="0.353cm" fo:text-align="start" style:justify-single-word="false">
        <style:tab-stops>
          <style:tab-stop style:position="0cm"/>
        </style:tab-stops>
      </style:paragraph-properties>
      <style:text-properties fo:color="#c9211e" loext:opacity="100%" style:font-name="Times New Roman" fo:font-size="10pt" fo:letter-spacing="normal" fo:language="ru" fo:country="RU" officeooo:rsid="000e7b63" officeooo:paragraph-rsid="000e7b63" style:font-size-asian="10pt" style:font-size-complex="10pt"/>
    </style:style>
    <style:style style:name="T1" style:family="text">
      <style:text-properties officeooo:rsid="000e7b6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становка программного обеспечения администратором</text:p>
      <text:p text:style-name="P2"/>
      <text:p text:style-name="P2">Установка ПО может происходить по-разному:</text:p>
      <text:list xml:id="list2184009062" text:style-name="L1">
        <text:list-item>
          <text:p text:style-name="P1">Просто копирование исполняемых и вспомогательных файлов «вручную» безо всяких проверок.</text:p>
        </text:list-item>
        <text:list-item>
          <text:p text:style-name="P1">Компиляция исходных текстов, проверка зависимостей и копирование файлов с помощью стандартного набора специальных консольных команд.</text:p>
        </text:list-item>
        <text:list-item>
          <text:p text:style-name="P1">Автоматическое, но контролируемое, выполнение проверок, <text:s/>копирование подготовленных файлов и осуществление других действий с <text:s/>помощью специальной программы, внешней по отношению к <text:s/>устанавливаемому ПО, -- обычно называемой пакетным менеджером (packet <text:s/>manager <text:span text:style-name="T1">ex: apt, pacmna, flatpak, snap, dnf, yum, brew</text:span>).</text:p>
        </text:list-item>
        <text:list-item>
          <text:p text:style-name="P1">Выполнение аналогичных действий с помощью специальной <text:s/>программы, частично или полностью интегрированной в устанавливаемое <text:s/>ПО, -- называемой установщиком (installer).</text:p>
        </text:list-item>
      </text:list>
      <text:p text:style-name="P3"/>
      <text:p text:style-name="P6">Неофициальное дополнение (не из лекции)</text:p>
      <text:p text:style-name="P6"/>
      <text:p text:style-name="P4">После установки программного обеспечения, системный администратор должен проверить, что оно работает корректно и не создает проблем для других компонентов системы. Он также должен регулярно обновлять установленное программное обеспечение и следить за его безопасностью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1:00:00.498597652</meta:creation-date>
    <dc:date>2023-05-07T21:27:04.514437899</dc:date>
    <meta:editing-duration>PT15M17S</meta:editing-duration>
    <meta:editing-cycles>1</meta:editing-cycles>
    <meta:document-statistic meta:table-count="0" meta:image-count="0" meta:object-count="0" meta:page-count="1" meta:paragraph-count="8" meta:word-count="131" meta:character-count="1102" meta:non-whitespace-character-count="977"/>
    <meta:generator>LibreOffice/7.3.7.2$Linux_X86_64 LibreOffice_project/30$Build-2</meta:generator>
  </office:meta>
</office:document-meta>
</file>